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56300002A0B00002C634D3431E7.wm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807in" fo:margin-right="0in" fo:text-indent="0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List_20_Paragraph">
      <style:paragraph-properties fo:margin-left="0.5807in" fo:margin-right="0.3646in" fo:margin-top="0.0134in" fo:margin-bottom="0in" fo:text-align="end" style:justify-single-word="false" fo:text-indent="0in" style:auto-text-indent="false">
        <style:tab-stops>
          <style:tab-stop style:position="0.5807in"/>
        </style:tab-stops>
      </style:paragraph-properties>
    </style:style>
    <style:style style:name="P4" style:family="paragraph" style:parent-style-name="List_20_Paragraph">
      <style:paragraph-properties fo:margin-left="0.5807in" fo:margin-right="0.3646in" fo:margin-top="0.0134in" fo:margin-bottom="0in" fo:text-align="justify" style:justify-single-word="false" fo:text-indent="0in" style:auto-text-indent="false">
        <style:tab-stops>
          <style:tab-stop style:position="0.5807in"/>
        </style:tab-stops>
      </style:paragraph-properties>
      <style:text-properties fo:font-weight="bold" style:font-weight-asian="bold"/>
    </style:style>
    <style:style style:name="P5" style:family="paragraph" style:parent-style-name="List_20_Paragraph">
      <style:paragraph-properties fo:margin-left="0.5807in" fo:margin-right="0.3646in" fo:margin-top="0.0134in" fo:margin-bottom="0in" fo:text-align="justify" style:justify-single-word="false" fo:text-indent="0in" style:auto-text-indent="false">
        <style:tab-stops>
          <style:tab-stop style:position="0.5807in"/>
        </style:tab-stops>
      </style:paragraph-properties>
    </style:style>
    <style:style style:name="P6" style:family="paragraph" style:parent-style-name="List_20_Paragraph" style:master-page-name="Standard">
      <style:paragraph-properties fo:margin-left="0.5807in" fo:margin-right="0.3646in" fo:margin-top="0.0134in" fo:margin-bottom="0in" fo:text-align="center" style:justify-single-word="false" fo:text-indent="0in" style:auto-text-indent="false" style:page-number="auto">
        <style:tab-stops>
          <style:tab-stop style:position="0.5807in"/>
        </style:tab-stops>
      </style:paragraph-properties>
    </style:style>
    <style:style style:name="P7" style:family="paragraph" style:parent-style-name="List_20_Paragraph" style:list-style-name="WWNum2">
      <style:paragraph-properties fo:margin-left="0.5in" fo:margin-right="0in" fo:text-indent="0in" style:auto-text-indent="false"/>
    </style:style>
    <style:style style:name="P8" style:family="paragraph" style:parent-style-name="List_20_Paragraph" style:list-style-name="WWNum3">
      <style:paragraph-properties fo:margin-left="0.5in" fo:margin-right="0in" fo:text-indent="0in" style:auto-text-indent="false"/>
    </style:style>
    <style:style style:name="P9" style:family="paragraph" style:parent-style-name="List_20_Paragraph">
      <style:paragraph-properties fo:margin-left="0.8307in" fo:margin-right="0in" fo:text-indent="0in" style:auto-text-indent="false"/>
    </style:style>
    <style:style style:name="P10"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style:text-position="super 58%"/>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ize="14pt" style:text-underline-style="solid" style:text-underline-width="auto" style:text-underline-color="font-color" fo:font-weight="bold" style:font-size-asian="14pt" style:font-weight-asian="bold"/>
    </style:style>
    <style:style style:name="T5" style:family="text">
      <style:text-properties fo:font-style="italic" fo:font-weight="bold" style:font-style-asian="italic" style:font-weight-asian="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 svg:width="3.1768in" svg:height="3.3539in" svg:x="0in" svg:y="0in">
        <draw:image xlink:href="Pictures/2000056300002A0B00002C634D3431E7.wmf" xlink:type="simple" xlink:show="embed" xlink:actuate="onLoad">
          <text:p/>
        </draw:image>
      </draw:frame>
      <text:p text:style-name="P6"><text:span text:style-name="T1">CloudBot</text:span></text:p>
      <text:list xml:id="list41659172" text:style-name="WWNum2">
        <text:list-header>
          <text:p text:style-name="P7"><text:span text:style-name="T6">This project is to develop a logic to autonomously guide the robot to reach destination in any given map/maze.</text:span> This robot has two sensors, one at front and other on left or right side. Using sensor input and the coordination of the path traveled, robot has to find the way out.</text:p>
        </text:list-header>
      </text:list>
      <text:p text:style-name="P1"/>
      <text:p text:style-name="P1"><text:span text:style-name="T5">Program logic:</text:span></text:p>
      <text:p text:style-name="P9">As the robot explore the maze, the path traveled is recorded as paths (Px) and junctions (Jn). These paths and junctions are connected by linked list. The paths in red lines are terminated paths/dead ends. </text:p>
      <text:p text:style-name="P1"><draw:frame draw:style-name="fr1" text:anchor-type="as-char" svg:width="3.1772in" svg:height="3.3543in" draw:z-index="1"><draw:image xlink:href="Pictures/2000056300002A0B00002C634D3431E7.wmf" xlink:type="simple" xlink:show="embed" xlink:actuate="onLoad"/></draw:frame></text:p>
      <text:p text:style-name="P1"/>
      <text:p text:style-name="P1"><text:span text:style-name="T3">Source Code:</text:span></text:p>
      <text:p text:style-name="P1">1. <text:s text:c="6"/><text:span text:style-name="T1">CloudBot.cpp:</text:span> main application.</text:p>
      <text:p text:style-name="P1">2. <text:s text:c="6"/><text:span text:style-name="T1">LabyPath.h/cpp:</text:span> Data and methods related to path and junctions are defined here.</text:p>
      <text:p text:style-name="P1">3. <text:s text:c="6"/><text:span text:style-name="T1">LabyrinthSimu.h/cpp:</text:span> reads the maze input from MazeSimu.txt and gives possibility sensor information(wall/path) for a given point.</text:p>
      <text:p text:style-name="P1">4. <text:s text:c="5"/><text:span text:style-name="T1"><text:s/>Robot.h/cpp:</text:span> Robot object is created. All movements of robot is handled in this fi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line-height="100%" fo:orphans="0" fo:widows="0"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1665in" fo:margin-bottom="0in" fo:keep-together="always" fo:keep-with-next="always"/>
      <style:text-properties fo:color="#2e74b5" style:font-name="Calibri Light" fo:font-size="16pt" style:font-size-asian="16pt" style:font-name-complex="F" style:font-size-complex="16pt"/>
    </style:style>
    <style:style style:name="List_20_Paragraph" style:display-name="List Paragraph" style:family="paragraph" style:parent-style-name="Standard" style:default-outline-level=""/>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FollowedHyperlink" style:family="text" style:parent-style-name="Default_20_Paragraph_20_Font">
      <style:text-properties fo:color="#954f72" style:text-underline-style="solid" style:text-underline-width="auto" style:text-underline-color="font-color"/>
    </style:style>
    <style:style style:name="apple-converted-space" style:family="text" style:parent-style-name="Default_20_Paragraph_20_Font"/>
    <style:style style:name="ListLabel_20_1" style:display-name="ListLabel 1" style:family="text">
      <style:text-properties style:font-name-asian="Calibri" style:text-scale="7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807in"/>
        </style:list-level-properties>
        <style:text-properties fo:font-family="Calibri"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25in" fo:margin-left="1.229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875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5209in"/>
        </style:list-level-properties>
      </text:list-level-style-bullet>
      <text:list-level-style-bullet text:level="5" style:num-suffix="•" text:bullet-char="•">
        <style:list-level-properties text:list-level-position-and-space-mode="label-alignment">
          <style:list-level-label-alignment text:label-followed-by="listtab" fo:text-indent="-0.25in" fo:margin-left="3.166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8126in"/>
        </style:list-level-properties>
      </text:list-level-style-bullet>
      <text:list-level-style-bullet text:level="7" style:num-suffix="•" text:bullet-char="•">
        <style:list-level-properties text:list-level-position-and-space-mode="label-alignment">
          <style:list-level-label-alignment text:label-followed-by="listtab" fo:text-indent="-0.25in" fo:margin-left="4.4583in"/>
        </style:list-level-properties>
      </text:list-level-style-bullet>
      <text:list-level-style-bullet text:level="8" style:num-suffix="•" text:bullet-char="•">
        <style:list-level-properties text:list-level-position-and-space-mode="label-alignment">
          <style:list-level-label-alignment text:label-followed-by="listtab" fo:text-indent="-0.25in" fo:margin-left="5.1043in"/>
        </style:list-level-properties>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830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30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30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30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30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30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30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30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30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830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30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30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30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30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30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30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30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30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gesh Kumar Venkatesan</meta:initial-creator>
    <meta:editing-cycles>54</meta:editing-cycles>
    <meta:creation-date>2016-05-19T00:03:00</meta:creation-date>
    <dc:date>2018-07-18T21:51:52.50</dc:date>
    <meta:editing-duration>PT31M55S</meta:editing-duration>
    <meta:generator>OpenOffice.org/3.3$Win32 OpenOffice.org_project/330m20$Build-9567</meta:generator>
    <meta:document-statistic meta:table-count="0" meta:image-count="1" meta:object-count="0" meta:page-count="1" meta:paragraph-count="10" meta:word-count="140" meta:character-count="8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